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><text:span text:style-name="T1">Processo</text:span>: una lezione viene aggiunta ne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aggiunta senza essere inclusa nella playlist</text:p>
      <text:p text:style-name="Standard"/>
      <text:p text:style-name="Standard"><text:span text:style-name="T1">Processo</text:span>: una lezione viene rimossa da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rimossa insieme con eventuali playlists</text:p>
      <text:p text:style-name="Standard"><text:soft-page-break/></text:p>
      <text:p text:style-name="Standard"><text:span text:style-name="T1">Processo</text:span>: viene creato un segnalibro per una lezione</text:p>
      <text:p text:style-name="Standard"><text:span text:style-name="T1">Entità</text:span> <text:span text:style-name="T1">coinvolte</text:span>: lezione, bookmark</text:p>
      <text:p text:style-name="Standard"><text:span text:style-name="T1">Avvenimenti</text:span>: viene creato il segnalibro, a meno che (1) il segnalibro già esiste, (2) la lezione è mia, (3) la lezione è privata e di qualcun altro</text:p>
      <text:p text:style-name="Standard"/>
      <text:p text:style-name="Standard"><text:span text:style-name="T1">Processo</text:span>: viene creato un segnalibro per un elemento didattco</text:p>
      <text:p text:style-name="Standard"><text:span text:style-name="T1">Entità</text:span> <text:span text:style-name="T1">coinvolte</text:span>: elemento didattico, bookmark</text:p>
      <text:p text:style-name="Standard"><text:span text:style-name="T1">Avvenimenti</text:span>: viene creato il segnalibro, a meno che (1) il segnalibro già esiste, (2) l'elemento è priv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8:15:49</dc:date>
    <dc:creator>Morgan Spa</dc:creator>
    <meta:editing-duration>PT56M36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3" meta:paragraph-count="63" meta:word-count="898" meta:character-count="6116" meta:non-whitespace-character-count="5280"/>
  </office:meta>
</office:document-meta>
</file>